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75e1" officeooo:paragraph-rsid="000975e1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975e1"/>
    </style:style>
    <style:style style:name="P4" style:family="paragraph" style:parent-style-name="Standard" style:list-style-name="L1">
      <style:text-properties officeooo:rsid="000a6209" officeooo:paragraph-rsid="000a6209"/>
    </style:style>
    <style:style style:name="P5" style:family="paragraph" style:parent-style-name="Standard" style:list-style-name="L1">
      <style:text-properties officeooo:rsid="000afd00" officeooo:paragraph-rsid="000afd00"/>
    </style:style>
    <style:style style:name="P6" style:family="paragraph" style:parent-style-name="Standard" style:list-style-name="L1">
      <style:text-properties officeooo:rsid="000d5fa5" officeooo:paragraph-rsid="000d5fa5"/>
    </style:style>
    <style:style style:name="P7" style:family="paragraph" style:parent-style-name="Standard" style:list-style-name="L1">
      <style:text-properties officeooo:rsid="0012c5d7" officeooo:paragraph-rsid="0012c5d7"/>
    </style:style>
    <style:style style:name="T1" style:family="text">
      <style:text-properties officeooo:rsid="000975e1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13568514130848673" text:style-name="L1">
        <text:list-item>
          <text:p text:style-name="P3"><text:span text:style-name="T1">Hermitian matrix : </text:span><text:span text:style-name="T1"><draw:frame draw:style-name="fr1" draw:name="Object1" text:anchor-type="as-char" svg:y="-0.1764in" svg:width="0.5402in" svg:height="0.2126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text:list>
            <text:list-item>
              <text:p text:style-name="P1">Hvor <draw:frame draw:style-name="fr1" draw:name="Object2" text:anchor-type="as-char" svg:y="-0.1484in" svg:width="0.2071in" svg:height="0.1839in" draw:z-index="1"><draw:object xlink:href="./Object 2" xlink:type="simple" xlink:show="embed" xlink:actuate="onLoad"/><draw:image xlink:href="./ObjectReplacements/Object 2" xlink:type="simple" xlink:show="embed" xlink:actuate="onLoad"/></draw:frame>er den komplekskonjugerte av a</text:p>
            </text:list-item>
            <text:list-item>
              <text:p text:style-name="P4">En annen notasjon for Hermitian transpose: <draw:frame draw:style-name="fr1" draw:name="Object3" text:anchor-type="as-char" svg:y="-0.1764in" svg:width="0.628in" svg:height="0.2126in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</text:list>
        </text:list-item>
        <text:list-item>
          <text:p text:style-name="P5">Hva er forskjellen på: </text:p>
          <text:list>
            <text:list-item>
              <text:p text:style-name="P5">DFT : <draw:frame draw:style-name="fr1" draw:name="Object4" text:anchor-type="as-char" svg:y="-0.2846in" svg:width="1.7764in" svg:height="0.3764in" draw:z-index="3"><draw:object xlink:href="./Object 4" xlink:type="simple" xlink:show="embed" xlink:actuate="onLoad"/><draw:image xlink:href="./ObjectReplacements/Object 4" xlink:type="simple" xlink:show="embed" xlink:actuate="onLoad"/></draw:frame></text:p>
              <text:list>
                <text:list-item>
                  <text:p text:style-name="P2"><draw:frame draw:style-name="fr1" draw:name="Object6" text:anchor-type="as-char" svg:y="-0.1484in" svg:width="1.2402in" svg:height="0.1898in" draw:z-index="6"><draw:object xlink:href="./Object 6" xlink:type="simple" xlink:show="embed" xlink:actuate="onLoad"/><draw:image xlink:href="./ObjectReplacements/Object 6" xlink:type="simple" xlink:show="embed" xlink:actuate="onLoad"/></draw:frame></text:p>
                </text:list-item>
                <text:list-item>
                  <text:p text:style-name="P6">Syntese: <draw:frame draw:style-name="fr1" draw:name="Object5" text:anchor-type="as-char" svg:y="-0.2846in" svg:width="1.7043in" svg:height="0.3764in" draw:z-index="4"><draw:object xlink:href="./Object 5" xlink:type="simple" xlink:show="embed" xlink:actuate="onLoad"/><draw:image xlink:href="./ObjectReplacements/Object 5" xlink:type="simple" xlink:show="embed" xlink:actuate="onLoad"/></draw:frame></text:p>
                  <text:list>
                    <text:list-item>
                      <text:p text:style-name="P6"><draw:frame draw:style-name="fr1" draw:name="Object7" text:anchor-type="as-char" svg:y="-0.1484in" svg:width="1.239in" svg:height="0.1898in" draw:z-index="5"><draw:object xlink:href="./Object 7" xlink:type="simple" xlink:show="embed" xlink:actuate="onLoad"/><draw:image xlink:href="./ObjectReplacements/Object 7" xlink:type="simple" xlink:show="embed" xlink:actuate="onLoad"/></draw:frame></text:p>
                    </text:list-item>
                  </text:list>
                </text:list-item>
              </text:list>
            </text:list-item>
            <text:list-item>
              <text:p text:style-name="P5">DFS :</text:p>
              <text:list>
                <text:list-item>
                  <text:p text:style-name="P7">DFT med periodisiteten eksplisitt </text:p>
                  <text:list>
                    <text:list-item>
                      <text:p text:style-name="P7">Vi sier i stedet <draw:frame draw:style-name="fr1" draw:name="Object8" text:anchor-type="as-char" svg:y="-0.1484in" svg:width="0.811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p>
                    </text:list-item>
                  </text:list>
                </text:list-item>
              </text:list>
            </text:list-item>
            <text:list-item>
              <text:p text:style-name="P5">DTFT :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4:27:04.414397068</meta:creation-date>
    <meta:generator>LibreOffice/5.1.6.2$Linux_X86_64 LibreOffice_project/10m0$Build-2</meta:generator>
    <dc:date>2019-03-07T15:10:47.885636965</dc:date>
    <meta:editing-duration>PT43M39S</meta:editing-duration>
    <meta:editing-cycles>11</meta:editing-cycles>
    <meta:document-statistic meta:table-count="0" meta:image-count="0" meta:object-count="8" meta:page-count="1" meta:paragraph-count="12" meta:word-count="46" meta:character-count="209" meta:non-whitespace-character-count="178"/>
  </office:meta>
</office:document-meta>
</file>

<file path=Object 1/content.xml><?xml version="1.0" encoding="utf-8"?>
<math xmlns="http://www.w3.org/1998/Math/MathML" display="block">
  <semantics>
    <mrow>
      <mi>A</mi>
      <mo stretchy="false">=</mo>
      <mover accent="true">
        <msup>
          <mi>A</mi>
          <mi>T</mi>
        </msup>
        <mo stretchy="false">¯</mo>
      </mover>
    </mrow>
    <annotation encoding="StarMath 5.0">A = bar A^T </annotation>
  </semantics>
</math>
</file>

<file path=Object 2/content.xml><?xml version="1.0" encoding="utf-8"?>
<math xmlns="http://www.w3.org/1998/Math/MathML" display="block">
  <semantics>
    <mover accent="true">
      <mi>A</mi>
      <mo stretchy="false">¯</mo>
    </mover>
    <annotation encoding="StarMath 5.0">bar A </annotation>
  </semantics>
</math>
</file>

<file path=Object 3/content.xml><?xml version="1.0" encoding="utf-8"?>
<math xmlns="http://www.w3.org/1998/Math/MathML" display="block">
  <semantics>
    <mrow>
      <msup>
        <mi>A</mi>
        <mi>H</mi>
      </msup>
      <mo stretchy="false">=</mo>
      <mover accent="true">
        <msup>
          <mi>A</mi>
          <mi>T</mi>
        </msup>
        <mo stretchy="false">¯</mo>
      </mover>
    </mrow>
    <annotation encoding="StarMath 5.0">A^H = bar A^T </annotation>
  </semantics>
</math>
</file>

<file path=Object 4/content.xml><?xml version="1.0" encoding="utf-8"?>
<math xmlns="http://www.w3.org/1998/Math/MathML" display="block">
  <semantics>
    <mrow>
      <mi>X</mi>
      <mrow>
        <mrow>
          <mo fence="true" stretchy="false">[</mo>
          <mrow>
            <mi>k</mi>
          </mrow>
          <mo fence="true" stretchy="false">]</mo>
        </mrow>
        <mo stretchy="false">=</mo>
        <mrow>
          <msubsup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subsup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frac>
            <mrow>
              <mn>2</mn>
              <mi mathvariant="normal">π</mi>
            </mrow>
            <mi>N</mi>
          </mfrac>
          <mi mathvariant="italic">nk</mi>
        </mrow>
      </msup>
    </mrow>
    <annotation encoding="StarMath 5.0">X[ k ] =sum_{n=0}^{ N-1 }x[ n ] e^{ -j {2 %pi} over N nk }</annotation>
  </semantics>
</math>
</file>

<file path=Object 5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row>
          <msubsup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subsup>
          <mi>X</mi>
        </mrow>
      </mrow>
      <mrow>
        <mo fence="true" stretchy="false">[</mo>
        <mrow>
          <mi>k</mi>
        </mrow>
        <mo fence="true" stretchy="false">]</mo>
      </mrow>
      <msup>
        <mi>e</mi>
        <mrow>
          <mi>j</mi>
          <mfrac>
            <mrow>
              <mn>2</mn>
              <mi mathvariant="normal">π</mi>
            </mrow>
            <mi>N</mi>
          </mfrac>
          <mi mathvariant="italic">nk</mi>
        </mrow>
      </msup>
    </mrow>
    <annotation encoding="StarMath 5.0">x[ n ] = sum_{ k=0 }^{ N-1 }X[ k ]e^{  j {2%pi} over N nk }</annotation>
  </semantics>
</math>
</file>

<file path=Object 6/content.xml><?xml version="1.0" encoding="utf-8"?>
<math xmlns="http://www.w3.org/1998/Math/MathML" display="block">
  <semantics>
    <mrow>
      <mi>k</mi>
      <mo stretchy="false">=</mo>
      <mrow>
        <mo fence="true" stretchy="false">[</mo>
        <mrow>
          <mrow>
            <mn>1.</mn>
            <mn>.</mn>
            <mrow>
              <mi>N</mi>
              <mo stretchy="false">−</mo>
              <mn>1</mn>
            </mrow>
          </mrow>
        </mrow>
        <mo fence="true" stretchy="false">]</mo>
      </mrow>
      <mo stretchy="false">∈</mo>
      <mi>N</mi>
    </mrow>
    <annotation encoding="StarMath 5.0">k =[1.. N-1] in N </annotation>
  </semantics>
</math>
</file>

<file path=Object 7/content.xml><?xml version="1.0" encoding="utf-8"?>
<math xmlns="http://www.w3.org/1998/Math/MathML" display="block">
  <semantics>
    <mrow>
      <mi>n</mi>
      <mo stretchy="false">∈</mo>
      <mrow>
        <mo fence="true" stretchy="false">[</mo>
        <mrow>
          <mrow>
            <mn>1.</mn>
            <mn>.</mn>
            <mrow>
              <mi>N</mi>
              <mo stretchy="false">−</mo>
              <mn>1</mn>
            </mrow>
          </mrow>
        </mrow>
        <mo fence="true" stretchy="false">]</mo>
      </mrow>
      <mo stretchy="false">⊂</mo>
      <mi>N</mi>
    </mrow>
    <annotation encoding="StarMath 5.0">n in [1.. N-1] subset  N</annotation>
  </semantics>
</math>
</file>

<file path=Object 8/content.xml><?xml version="1.0" encoding="utf-8"?>
<math xmlns="http://www.w3.org/1998/Math/MathML" display="block">
  <semantics>
    <mrow>
      <mrow>
        <mi>k</mi>
        <mo stretchy="false">∈</mo>
        <mi>Z</mi>
      </mrow>
      <mi>,</mi>
      <mrow>
        <mi>n</mi>
        <mo stretchy="false">∈</mo>
        <mi>Z</mi>
      </mrow>
    </mrow>
    <annotation encoding="StarMath 5.0">k in Z , n in Z </annotation>
  </semantics>
</math>
</file>